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3333" style:font-name="Nimbus Sans L" fo:font-size="26pt" fo:font-style="italic" fo:font-weight="bold" officeooo:rsid="000440d6" officeooo:paragraph-rsid="000d2fbc" style:font-size-asian="26pt" style:font-style-asian="italic" style:font-weight-asian="bold" style:font-size-complex="26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Nimbus Sans L" fo:font-size="54pt" fo:font-weight="bold" officeooo:rsid="000440d6" officeooo:paragraph-rsid="000d2fbc" style:font-size-asian="54pt" style:font-weight-asian="bold" style:font-size-complex="5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Nimbus Sans L" fo:font-size="54pt" fo:font-weight="bold" officeooo:rsid="000f33c5" officeooo:paragraph-rsid="000f33c5" style:font-size-asian="54pt" style:font-weight-asian="bold" style:font-size-complex="54pt" style:font-weight-complex="bold"/>
    </style:style>
    <style:style style:name="P4" style:family="paragraph" style:parent-style-name="Standard">
      <style:text-properties style:font-name="Nimbus Sans L" fo:font-size="25pt" officeooo:rsid="000440d6" officeooo:paragraph-rsid="000d2fbc" style:font-size-asian="25pt" style:font-size-complex="25pt"/>
    </style:style>
    <style:style style:name="P5" style:family="paragraph" style:parent-style-name="Standard">
      <style:text-properties style:font-name="Nimbus Sans L" fo:font-size="20pt" fo:font-style="italic" fo:font-weight="bold" officeooo:rsid="000440d6" officeooo:paragraph-rsid="000d2fbc" style:font-size-asian="20pt" style:font-style-asian="italic" style:font-weight-asian="bold" style:font-size-complex="20pt" style:font-style-complex="italic" style:font-weight-complex="bold"/>
    </style:style>
    <style:style style:name="P6" style:family="paragraph" style:parent-style-name="Standard">
      <style:paragraph-properties fo:text-align="end" style:justify-single-word="false"/>
      <style:text-properties style:font-name="Nimbus Sans L" fo:font-size="20pt" fo:font-style="italic" fo:font-weight="bold" officeooo:rsid="000440d6" officeooo:paragraph-rsid="000d2fbc" style:font-size-asian="20pt" style:font-style-asian="italic" style:font-weight-asian="bold" style:font-size-complex="20pt" style:font-style-complex="italic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Nimbus Sans L" fo:font-size="32pt" fo:font-style="italic" fo:font-weight="bold" officeooo:rsid="000440d6" officeooo:paragraph-rsid="000d2fbc" style:font-size-asian="32pt" style:font-style-asian="italic" style:font-weight-asian="bold" style:font-size-complex="32pt" style:font-style-complex="italic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Nimbus Sans L" fo:font-size="48pt" fo:font-weight="bold" officeooo:rsid="000440d6" officeooo:paragraph-rsid="000d2fbc" style:font-size-asian="48pt" style:font-weight-asian="bold" style:font-size-complex="48pt" style:font-weight-complex="bold"/>
    </style:style>
    <style:style style:name="P9" style:family="paragraph" style:parent-style-name="Standard" style:list-style-name="L1">
      <style:text-properties style:font-name="Nimbus Sans L" fo:font-size="36pt" officeooo:rsid="000440d6" officeooo:paragraph-rsid="000d2fbc" style:font-size-asian="36pt" style:font-size-complex="3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d456a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6pt" style:font-size-asian="36pt" style:font-size-complex="36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8">AJUDE-NOS A MANTER A SALA <text:span text:style-name="T2">EM ORDEM</text:span>! </text:p>
      <text:p text:style-name="P3">(necessário?)</text:p>
      <text:p text:style-name="P4"/>
      <text:list xml:id="list2847505733242439769" text:style-name="L1">
        <text:list-item>
          <text:p text:style-name="P9">Colabore com o pessoal da limpeza;</text:p>
        </text:list-item>
        <text:list-item>
          <text:p text:style-name="P9">Esvazie a sala caso seja solicitado (leve <text:span text:style-name="T1">todos</text:span> os seus pertences junto);</text:p>
        </text:list-item>
      </text:list>
      <text:p text:style-name="P4"/>
      <text:p text:style-name="P4"/>
      <text:p text:style-name="P1">PASSÍVEL DE PUNIÇÃO!!!</text:p>
      <text:p text:style-name="P5"/>
      <text:p text:style-name="P5"/>
      <text:p text:style-name="P6"><text:tab/><text:tab/><text:tab/><text:tab/><text:tab/><text:tab/><text:tab/><text:tab/><text:tab/><text:tab/><text:span text:style-name="T3">Atenciosamente,</text:span></text:p>
      <text:p text:style-name="P7"><text:tab/><text:tab/> Administração da Rede Linu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354in" fo:page-height="11.6929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4T09:52:51.834211551</meta:creation-date>
    <meta:print-date>2014-11-24T10:17:50.038821690</meta:print-date>
    <dc:date>2015-03-02T15:23:25.791920828</dc:date>
    <meta:editing-duration>PT2H22M13S</meta:editing-duration>
    <meta:editing-cycles>10</meta:editing-cycles>
    <meta:generator>LibreOffice/4.3.3.2$Linux_X86_64 LibreOffice_project/430m0$Build-2</meta:generator>
    <meta:document-statistic meta:table-count="0" meta:image-count="0" meta:object-count="0" meta:page-count="1" meta:paragraph-count="7" meta:word-count="36" meta:character-count="235" meta:non-whitespace-character-count="194"/>
  </office:meta>
</office:document-meta>
</file>